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398"/>SNU developer log day 398</text:h>
      <text:p text:style-name="P2">I stayed home today since my whole family called in sick. I slept in a bit, and had more time to relax, and didn't work on SNU as much. Today I did a general update. For the update log, I am changing the usual syntax again to better suite exported documents. I also added snapshots 501 to 600 to the update log snapshot section.</text:p>
      <text:p text:style-name="P2">Along with documentation, today I also worked on a SourceBase update, a set of protest tools for the site manager of a SNU distribution to protest world events, and an update to the ideaboard. I was a little tense while working today, and I had some issues getting to work on my first 2 attempts, but I did well on the 3rd attempt. I am unsure what tomorrow will be like.</text:p>
      <text:p text:style-name="P2">I left the protest toolkit part unfinished today. I also noticed that I have been using the wrong version of Sourcebase for new pages for a while now. I hope I can do better tomorrow.</text:p>
      <text:p text:style-name="Text_20_body"><text:span text:style-name="T1">Sean Patrick Myrick on March 3r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34:53.343000000</meta:creation-date>
    <dc:date>2020-03-04T13:35:02.711000000</dc:date>
    <meta:editing-duration>PT10S</meta:editing-duration>
    <meta:editing-cycles>1</meta:editing-cycles>
    <meta:document-statistic meta:table-count="0" meta:image-count="0" meta:object-count="0" meta:page-count="1" meta:paragraph-count="5" meta:word-count="182" meta:character-count="944" meta:non-whitespace-character-count="767"/>
    <meta:generator>LibreOffice/6.1.2.1$Windows_X86_64 LibreOffice_project/65905a128db06ba48db947242809d14d3f9a93fe</meta:generator>
  </office:meta>
</office:document-meta>
</file>